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80" style:font-name="DejaVu Sans1" fo:font-size="14pt" officeooo:rsid="0002d11d" officeooo:paragraph-rsid="0002d11d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80" style:font-name="DejaVu Sans1" fo:font-size="14pt" officeooo:rsid="0002d11d" officeooo:paragraph-rsid="0004c971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color="#000080" style:font-name="DejaVu Sans1" fo:font-size="14pt" officeooo:rsid="0002d11d" officeooo:paragraph-rsid="00084a2e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color="#000080" style:font-name="DejaVu Sans1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80" style:font-name="DejaVu Sans1" fo:font-size="14pt" officeooo:rsid="000c0f10" officeooo:paragraph-rsid="000c0f1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80" style:font-name="DejaVu Sans1" fo:font-size="14pt" officeooo:rsid="00299003" officeooo:paragraph-rsid="0029900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80" style:font-name="DejaVu Sans1" fo:font-size="14pt" fo:font-weight="bold" officeooo:rsid="000c0f10" officeooo:paragraph-rsid="000c0f10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style:font-name="DejaVu Sans1" fo:font-size="14pt" officeooo:rsid="0002d11d" officeooo:paragraph-rsid="0002d11d" style:font-size-asian="14pt" style:font-size-complex="14pt"/>
    </style:style>
    <style:style style:name="P9" style:family="paragraph" style:parent-style-name="Preformatted_20_Text">
      <style:paragraph-properties fo:text-align="justify" style:justify-single-word="false"/>
      <style:text-properties style:font-name="DejaVu Sans1" fo:font-size="14pt" officeooo:rsid="0002d11d" officeooo:paragraph-rsid="002553bc" style:font-size-asian="14pt" style:font-size-complex="14pt"/>
    </style:style>
    <style:style style:name="P10" style:family="paragraph" style:parent-style-name="Preformatted_20_Text">
      <style:paragraph-properties fo:text-align="justify" style:justify-single-word="false"/>
      <style:text-properties fo:color="#ff0000" style:font-name="DejaVu Sans1" fo:font-size="14pt" officeooo:rsid="0004c971" officeooo:paragraph-rsid="0004c971" style:font-size-asian="14pt" style:font-size-complex="14pt"/>
    </style:style>
    <style:style style:name="P11" style:family="paragraph" style:parent-style-name="Preformatted_20_Text">
      <style:paragraph-properties fo:text-align="justify" style:justify-single-word="false"/>
      <style:text-properties fo:color="#ff0000" style:font-name="DejaVu Sans1" fo:font-size="14pt" officeooo:rsid="0004c971" officeooo:paragraph-rsid="00084a2e" style:font-size-asian="14pt" style:font-size-complex="14pt"/>
    </style:style>
    <style:style style:name="P12" style:family="paragraph" style:parent-style-name="Preformatted_20_Text">
      <style:paragraph-properties fo:text-align="justify" style:justify-single-word="false"/>
      <style:text-properties fo:color="#ff0000" style:font-name="DejaVu Sans1" fo:font-size="14pt" officeooo:rsid="0004c971" officeooo:paragraph-rsid="000d1db5" style:font-size-asian="14pt" style:font-size-complex="14pt"/>
    </style:style>
    <style:style style:name="P13" style:family="paragraph" style:parent-style-name="Preformatted_20_Text">
      <style:paragraph-properties fo:text-align="justify" style:justify-single-word="false"/>
      <style:text-properties fo:color="#ff0000" style:font-name="DejaVu Sans1" fo:font-size="14pt" officeooo:rsid="0004c971" officeooo:paragraph-rsid="00185193" style:font-size-asian="14pt" style:font-size-complex="14pt"/>
    </style:style>
    <style:style style:name="P14" style:family="paragraph" style:parent-style-name="Preformatted_20_Text">
      <style:paragraph-properties fo:text-align="justify" style:justify-single-word="false"/>
      <style:text-properties fo:color="#000080" style:font-name="DejaVu Sans1" fo:font-size="14pt" officeooo:rsid="0002d11d" officeooo:paragraph-rsid="0002d11d" style:font-size-asian="14pt" style:font-size-complex="14pt"/>
    </style:style>
    <style:style style:name="P15" style:family="paragraph" style:parent-style-name="Preformatted_20_Text">
      <style:paragraph-properties fo:text-align="justify" style:justify-single-word="false"/>
      <style:text-properties fo:color="#000080" style:font-name="DejaVu Sans1" fo:font-size="14pt" officeooo:rsid="0002d11d" officeooo:paragraph-rsid="0004c971" style:font-size-asian="14pt" style:font-size-complex="14pt"/>
    </style:style>
    <style:style style:name="P16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05d473" style:font-size-asian="14pt" style:font-size-complex="14pt"/>
    </style:style>
    <style:style style:name="P17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04c971" style:font-size-asian="14pt" style:font-size-complex="14pt"/>
    </style:style>
    <style:style style:name="P18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0d1db5" style:font-size-asian="14pt" style:font-size-complex="14pt"/>
    </style:style>
    <style:style style:name="P19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101798" style:font-size-asian="14pt" style:font-size-complex="14pt"/>
    </style:style>
    <style:style style:name="P20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10b190" style:font-size-asian="14pt" style:font-size-complex="14pt"/>
    </style:style>
    <style:style style:name="P21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12a748" style:font-size-asian="14pt" style:font-size-complex="14pt"/>
    </style:style>
    <style:style style:name="P22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13fe63" style:font-size-asian="14pt" style:font-size-complex="14pt"/>
    </style:style>
    <style:style style:name="P23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1512cd" style:font-size-asian="14pt" style:font-size-complex="14pt"/>
    </style:style>
    <style:style style:name="P24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185193" style:font-size-asian="14pt" style:font-size-complex="14pt"/>
    </style:style>
    <style:style style:name="P25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1a5b15" style:font-size-asian="14pt" style:font-size-complex="14pt"/>
    </style:style>
    <style:style style:name="P26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2553bc" style:font-size-asian="14pt" style:font-size-complex="14pt"/>
    </style:style>
    <style:style style:name="P27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267831" style:font-size-asian="14pt" style:font-size-complex="14pt"/>
    </style:style>
    <style:style style:name="P28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27a318" style:font-size-asian="14pt" style:font-size-complex="14pt"/>
    </style:style>
    <style:style style:name="P29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05d473" style:font-size-asian="14pt" style:font-size-complex="14pt"/>
    </style:style>
    <style:style style:name="P30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084a2e" style:font-size-asian="14pt" style:font-size-complex="14pt"/>
    </style:style>
    <style:style style:name="P31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0d1db5" style:font-size-asian="14pt" style:font-size-complex="14pt"/>
    </style:style>
    <style:style style:name="P32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0f0d3b" style:font-size-asian="14pt" style:font-size-complex="14pt"/>
    </style:style>
    <style:style style:name="P33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101798" style:font-size-asian="14pt" style:font-size-complex="14pt"/>
    </style:style>
    <style:style style:name="P34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185193" style:font-size-asian="14pt" style:font-size-complex="14pt"/>
    </style:style>
    <style:style style:name="P35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1c54ce" style:font-size-asian="14pt" style:font-size-complex="14pt"/>
    </style:style>
    <style:style style:name="P36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1cef32" style:font-size-asian="14pt" style:font-size-complex="14pt"/>
    </style:style>
    <style:style style:name="P37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1d7fe7" style:font-size-asian="14pt" style:font-size-complex="14pt"/>
    </style:style>
    <style:style style:name="P38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233bba" style:font-size-asian="14pt" style:font-size-complex="14pt"/>
    </style:style>
    <style:style style:name="P39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2553bc" style:font-size-asian="14pt" style:font-size-complex="14pt"/>
    </style:style>
    <style:style style:name="P40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2bfc6a" style:font-size-asian="14pt" style:font-size-complex="14pt"/>
    </style:style>
    <style:style style:name="P41" style:family="paragraph" style:parent-style-name="Preformatted_20_Text">
      <style:paragraph-properties fo:text-align="justify" style:justify-single-word="false"/>
      <style:text-properties officeooo:paragraph-rsid="001cef44"/>
    </style:style>
    <style:style style:name="P42" style:family="paragraph" style:parent-style-name="Preformatted_20_Text">
      <style:paragraph-properties fo:text-align="justify" style:justify-single-word="false"/>
      <style:text-properties officeooo:paragraph-rsid="001da5e6"/>
    </style:style>
    <style:style style:name="P43" style:family="paragraph" style:parent-style-name="Preformatted_20_Text">
      <style:paragraph-properties fo:text-align="justify" style:justify-single-word="false"/>
      <style:text-properties officeooo:paragraph-rsid="001ffe79"/>
    </style:style>
    <style:style style:name="P44" style:family="paragraph" style:parent-style-name="Preformatted_20_Text">
      <style:paragraph-properties fo:text-align="justify" style:justify-single-word="false"/>
      <style:text-properties officeooo:paragraph-rsid="002553bc"/>
    </style:style>
    <style:style style:name="P45" style:family="paragraph" style:parent-style-name="Preformatted_20_Text">
      <style:paragraph-properties fo:text-align="justify" style:justify-single-word="false"/>
      <style:text-properties officeooo:paragraph-rsid="0027a318"/>
    </style:style>
    <style:style style:name="P46" style:family="paragraph" style:parent-style-name="Standard">
      <style:paragraph-properties fo:text-align="justify" style:justify-single-word="false"/>
      <style:text-properties fo:color="#000080" style:font-name="DejaVu Sans1" fo:font-size="14pt" officeooo:rsid="000c0f10" officeooo:paragraph-rsid="000c0f10" style:font-size-asian="14pt" style:font-size-complex="14pt"/>
    </style:style>
    <style:style style:name="P47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05d473" style:font-name-asian="Nimbus Mono L" style:font-size-asian="14pt" style:font-name-complex="Nimbus Mono L" style:font-size-complex="14pt"/>
    </style:style>
    <style:style style:name="P48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084a2e" style:font-name-asian="Nimbus Mono L" style:font-size-asian="14pt" style:font-name-complex="Nimbus Mono L" style:font-size-complex="14pt"/>
    </style:style>
    <style:style style:name="P49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0d1db5" style:font-name-asian="Nimbus Mono L" style:font-size-asian="14pt" style:font-name-complex="Nimbus Mono L" style:font-size-complex="14pt"/>
    </style:style>
    <style:style style:name="P50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101798" style:font-name-asian="Nimbus Mono L" style:font-size-asian="14pt" style:font-name-complex="Nimbus Mono L" style:font-size-complex="14pt"/>
    </style:style>
    <style:style style:name="P51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10b190" style:font-name-asian="Nimbus Mono L" style:font-size-asian="14pt" style:font-name-complex="Nimbus Mono L" style:font-size-complex="14pt"/>
    </style:style>
    <style:style style:name="P52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2553bc" style:font-name-asian="Nimbus Mono L" style:font-size-asian="14pt" style:font-name-complex="Nimbus Mono L" style:font-size-complex="14pt"/>
    </style:style>
    <style:style style:name="P53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1a5b15" officeooo:paragraph-rsid="00267831" style:font-name-asian="Nimbus Mono L" style:font-size-asian="14pt" style:font-name-complex="Nimbus Mono L" style:font-size-complex="14pt"/>
    </style:style>
    <style:style style:name="P54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13fe63" officeooo:paragraph-rsid="0027a318" style:font-name-asian="Nimbus Mono L" style:font-size-asian="14pt" style:font-name-complex="Nimbus Mono L" style:font-size-complex="14pt"/>
    </style:style>
    <style:style style:name="P55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69d16" officeooo:paragraph-rsid="000f0d3b" style:font-size-asian="14pt" style:font-size-complex="14pt"/>
    </style:style>
    <style:style style:name="P56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69d16" officeooo:paragraph-rsid="00101798" style:font-size-asian="14pt" style:font-size-complex="14pt"/>
    </style:style>
    <style:style style:name="P57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69d16" officeooo:paragraph-rsid="00185193" style:font-size-asian="14pt" style:font-size-complex="14pt"/>
    </style:style>
    <style:style style:name="P58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69d16" officeooo:paragraph-rsid="001c54ce" style:font-size-asian="14pt" style:font-size-complex="14pt"/>
    </style:style>
    <style:style style:name="P59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2d7296" style:font-size-asian="14pt" style:font-size-complex="14pt"/>
    </style:style>
    <style:style style:name="P60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4c971" officeooo:paragraph-rsid="0027a318" style:font-size-asian="14pt" style:font-size-complex="14pt"/>
    </style:style>
    <style:style style:name="P61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05d473" officeooo:paragraph-rsid="00084a2e" style:font-size-asian="14pt" style:font-size-complex="14pt"/>
    </style:style>
    <style:style style:name="P62" style:family="paragraph" style:parent-style-name="Preformatted_20_Text">
      <style:paragraph-properties fo:text-align="justify" style:justify-single-word="false"/>
      <style:text-properties fo:color="#801900" style:font-name="DejaVu Sans1" fo:font-size="14pt" officeooo:rsid="002bfc6a" officeooo:paragraph-rsid="002bfc6a" style:font-size-asian="14pt" style:font-size-complex="14pt"/>
    </style:style>
    <style:style style:name="P63" style:family="paragraph" style:parent-style-name="Preformatted_20_Text">
      <style:paragraph-properties fo:text-align="justify" style:justify-single-word="false"/>
      <style:text-properties fo:color="#801900" style:text-position="0% 100%" style:font-name="DejaVu Sans1" fo:font-size="14pt" officeooo:rsid="000f0492" officeooo:paragraph-rsid="00267831" style:font-name-asian="Nimbus Mono L" style:font-size-asian="14pt" style:font-name-complex="Nimbus Mono L" style:font-size-complex="14pt"/>
    </style:style>
    <style:style style:name="P64" style:family="paragraph" style:parent-style-name="Preformatted_20_Text">
      <style:paragraph-properties fo:text-align="justify" style:justify-single-word="false"/>
      <style:text-properties fo:color="#ff0000" style:text-position="0% 100%" style:font-name="DejaVu Sans1" fo:font-size="14pt" officeooo:rsid="00101798" officeooo:paragraph-rsid="00185193" style:font-name-asian="Nimbus Mono L" style:font-size-asian="14pt" style:font-name-complex="Nimbus Mono L" style:font-size-complex="14pt"/>
    </style:style>
    <style:style style:name="T1" style:family="text">
      <style:text-properties style:font-name="DejaVu Sans" officeooo:rsid="001a5b15" style:font-name-asian="Nimbus Mono L" style:font-name-complex="Nimbus Mono L"/>
    </style:style>
    <style:style style:name="T2" style:family="text">
      <style:text-properties style:text-position="sub 58%" officeooo:rsid="00084a2e" style:font-name-asian="Nimbus Mono L" style:font-name-complex="Nimbus Mono L"/>
    </style:style>
    <style:style style:name="T3" style:family="text">
      <style:text-properties officeooo:rsid="0005d473"/>
    </style:style>
    <style:style style:name="T4" style:family="text">
      <style:text-properties officeooo:rsid="00069d16"/>
    </style:style>
    <style:style style:name="T5" style:family="text">
      <style:text-properties fo:color="#801900" style:font-name="DejaVu Sans1" fo:font-size="14pt" officeooo:rsid="00069d16" style:font-size-asian="14pt" style:font-size-complex="14pt"/>
    </style:style>
    <style:style style:name="T6" style:family="text">
      <style:text-properties fo:color="#801900" style:font-name="DejaVu Sans1" fo:font-size="14pt" officeooo:rsid="001da5e6" style:font-size-asian="14pt" style:font-size-complex="14pt"/>
    </style:style>
    <style:style style:name="T7" style:family="text">
      <style:text-properties fo:color="#801900" style:font-name="DejaVu Sans1" fo:font-size="14pt" officeooo:rsid="0005d473" style:font-name-asian="Nimbus Mono L" style:font-size-asian="14pt" style:font-name-complex="Nimbus Mono L" style:font-size-complex="14pt"/>
    </style:style>
    <style:style style:name="T8" style:family="text">
      <style:text-properties fo:color="#801900" style:font-name="DejaVu Sans1" fo:font-size="14pt" officeooo:rsid="00084a2e" style:font-name-asian="Nimbus Mono L" style:font-size-asian="14pt" style:font-name-complex="Nimbus Mono L" style:font-size-complex="14pt"/>
    </style:style>
    <style:style style:name="T9" style:family="text">
      <style:text-properties fo:color="#801900" style:font-name="DejaVu Sans1" fo:font-size="14pt" officeooo:rsid="00069d16" style:font-name-asian="Nimbus Mono L" style:font-size-asian="14pt" style:font-name-complex="Nimbus Mono L" style:font-size-complex="14pt"/>
    </style:style>
    <style:style style:name="T10" style:family="text">
      <style:text-properties fo:color="#801900" style:font-name="DejaVu Sans1" fo:font-size="14pt" officeooo:rsid="001512cd" style:font-name-asian="Nimbus Mono L" style:font-size-asian="14pt" style:font-name-complex="Nimbus Mono L" style:font-size-complex="14pt"/>
    </style:style>
    <style:style style:name="T11" style:family="text">
      <style:text-properties fo:color="#801900" style:font-name="DejaVu Sans1" fo:font-size="14pt" officeooo:rsid="00171147" style:font-name-asian="Nimbus Mono L" style:font-size-asian="14pt" style:font-name-complex="Nimbus Mono L" style:font-size-complex="14pt"/>
    </style:style>
    <style:style style:name="T12" style:family="text">
      <style:text-properties fo:color="#801900" style:font-name="DejaVu Sans1" fo:font-size="14pt" officeooo:rsid="0013fe63" style:font-name-asian="Nimbus Mono L" style:font-size-asian="14pt" style:font-name-complex="Nimbus Mono L" style:font-size-complex="14pt"/>
    </style:style>
    <style:style style:name="T13" style:family="text">
      <style:text-properties fo:color="#801900" style:font-name="DejaVu Sans1" fo:font-size="14pt" officeooo:rsid="001c54ce" style:font-name-asian="Nimbus Mono L" style:font-size-asian="14pt" style:font-name-complex="Nimbus Mono L" style:font-size-complex="14pt"/>
    </style:style>
    <style:style style:name="T14" style:family="text">
      <style:text-properties fo:color="#801900" style:font-name="DejaVu Sans1" fo:font-size="14pt" officeooo:rsid="001da5e6" style:font-name-asian="Nimbus Mono L" style:font-size-asian="14pt" style:font-name-complex="Nimbus Mono L" style:font-size-complex="14pt"/>
    </style:style>
    <style:style style:name="T15" style:family="text">
      <style:text-properties fo:color="#801900" style:font-name="DejaVu Sans1" fo:font-size="14pt" officeooo:rsid="001ebef9" style:font-name-asian="Nimbus Mono L" style:font-size-asian="14pt" style:font-name-complex="Nimbus Mono L" style:font-size-complex="14pt"/>
    </style:style>
    <style:style style:name="T16" style:family="text">
      <style:text-properties fo:color="#801900" style:font-name="DejaVu Sans1" fo:font-size="14pt" officeooo:rsid="0020162d" style:font-name-asian="Nimbus Mono L" style:font-size-asian="14pt" style:font-name-complex="Nimbus Mono L" style:font-size-complex="14pt"/>
    </style:style>
    <style:style style:name="T17" style:family="text">
      <style:text-properties fo:color="#801900" style:font-name="DejaVu Sans1" fo:font-size="14pt" officeooo:rsid="001d7fe7" style:font-name-asian="Nimbus Mono L" style:font-size-asian="14pt" style:font-name-complex="Nimbus Mono L" style:font-size-complex="14pt"/>
    </style:style>
    <style:style style:name="T18" style:family="text">
      <style:text-properties fo:color="#801900" style:font-name="DejaVu Sans1" fo:font-size="14pt" officeooo:rsid="002553bc" style:font-name-asian="Nimbus Mono L" style:font-size-asian="14pt" style:font-name-complex="Nimbus Mono L" style:font-size-complex="14pt"/>
    </style:style>
    <style:style style:name="T19" style:family="text">
      <style:text-properties style:font-name-asian="Nimbus Mono L" style:font-name-complex="Nimbus Mono L"/>
    </style:style>
    <style:style style:name="T20" style:family="text">
      <style:text-properties officeooo:rsid="0005d473" style:font-name-asian="Nimbus Mono L" style:font-name-complex="Nimbus Mono L"/>
    </style:style>
    <style:style style:name="T21" style:family="text">
      <style:text-properties officeooo:rsid="00084a2e" style:font-name-asian="Nimbus Mono L" style:font-name-complex="Nimbus Mono L"/>
    </style:style>
    <style:style style:name="T22" style:family="text">
      <style:text-properties officeooo:rsid="000f0492" style:font-name-asian="Nimbus Mono L" style:font-name-complex="Nimbus Mono L"/>
    </style:style>
    <style:style style:name="T23" style:family="text">
      <style:text-properties officeooo:rsid="00101798" style:font-name-asian="Nimbus Mono L" style:font-name-complex="Nimbus Mono L"/>
    </style:style>
    <style:style style:name="T24" style:family="text">
      <style:text-properties officeooo:rsid="0010b190" style:font-name-asian="Nimbus Mono L" style:font-name-complex="Nimbus Mono L"/>
    </style:style>
    <style:style style:name="T25" style:family="text">
      <style:text-properties officeooo:rsid="0013fe63" style:font-name-asian="Nimbus Mono L" style:font-name-complex="Nimbus Mono L"/>
    </style:style>
    <style:style style:name="T26" style:family="text">
      <style:text-properties officeooo:rsid="001512cd" style:font-name-asian="Nimbus Mono L" style:font-name-complex="Nimbus Mono L"/>
    </style:style>
    <style:style style:name="T27" style:family="text">
      <style:text-properties officeooo:rsid="00171147" style:font-name-asian="Nimbus Mono L" style:font-name-complex="Nimbus Mono L"/>
    </style:style>
    <style:style style:name="T28" style:family="text">
      <style:text-properties officeooo:rsid="00185193" style:font-name-asian="Nimbus Mono L" style:font-name-complex="Nimbus Mono L"/>
    </style:style>
    <style:style style:name="T29" style:family="text">
      <style:text-properties officeooo:rsid="001951d6" style:font-name-asian="Nimbus Mono L" style:font-name-complex="Nimbus Mono L"/>
    </style:style>
    <style:style style:name="T30" style:family="text">
      <style:text-properties officeooo:rsid="001a5b15" style:font-name-asian="Nimbus Mono L" style:font-name-complex="Nimbus Mono L"/>
    </style:style>
    <style:style style:name="T31" style:family="text">
      <style:text-properties officeooo:rsid="002553bc" style:font-name-asian="Nimbus Mono L" style:font-name-complex="Nimbus Mono L"/>
    </style:style>
    <style:style style:name="T32" style:family="text">
      <style:text-properties officeooo:rsid="002d7296" style:font-name-asian="Nimbus Mono L" style:font-name-complex="Nimbus Mono L"/>
    </style:style>
    <style:style style:name="T33" style:family="text">
      <style:text-properties officeooo:rsid="0005d473" style:font-name-asian="DejaVu Sans" style:font-name-complex="DejaVu Sans"/>
    </style:style>
    <style:style style:name="T34" style:family="text">
      <style:text-properties officeooo:rsid="000f0492" style:font-name-asian="DejaVu Sans" style:font-name-complex="DejaVu Sans"/>
    </style:style>
    <style:style style:name="T35" style:family="text">
      <style:text-properties style:text-position="0% 100%"/>
    </style:style>
    <style:style style:name="T36" style:family="text">
      <style:text-properties style:text-position="0% 100%" style:font-name-asian="Nimbus Mono L" style:font-name-complex="Nimbus Mono L"/>
    </style:style>
    <style:style style:name="T37" style:family="text">
      <style:text-properties style:text-position="0% 100%" officeooo:rsid="000f0d3b" style:font-name-asian="Nimbus Mono L" style:font-name-complex="Nimbus Mono L"/>
    </style:style>
    <style:style style:name="T38" style:family="text">
      <style:text-properties style:text-position="0% 100%" officeooo:rsid="00069d16" style:font-name-asian="Nimbus Mono L" style:font-name-complex="Nimbus Mono L"/>
    </style:style>
    <style:style style:name="T39" style:family="text">
      <style:text-properties style:text-position="0% 100%" officeooo:rsid="00101798" style:font-name-asian="Nimbus Mono L" style:font-name-complex="Nimbus Mono L"/>
    </style:style>
    <style:style style:name="T40" style:family="text">
      <style:text-properties style:text-position="0% 100%" officeooo:rsid="000f0492" style:font-name-asian="Nimbus Mono L" style:font-name-complex="Nimbus Mono L"/>
    </style:style>
    <style:style style:name="T41" style:family="text">
      <style:text-properties style:text-position="0% 100%" officeooo:rsid="00084a2e" style:font-name-asian="Nimbus Mono L" style:font-name-complex="Nimbus Mono L"/>
    </style:style>
    <style:style style:name="T42" style:family="text">
      <style:text-properties style:text-position="0% 100%" officeooo:rsid="0012a748" style:font-name-asian="Nimbus Mono L" style:font-name-complex="Nimbus Mono L"/>
    </style:style>
    <style:style style:name="T43" style:family="text">
      <style:text-properties style:text-position="0% 100%" officeooo:rsid="00185193" style:font-name-asian="Nimbus Mono L" style:font-name-complex="Nimbus Mono L"/>
    </style:style>
    <style:style style:name="T44" style:family="text">
      <style:text-properties style:text-position="0% 100%" officeooo:rsid="001c54ce" style:font-name-asian="Nimbus Mono L" style:font-name-complex="Nimbus Mono L"/>
    </style:style>
    <style:style style:name="T45" style:family="text">
      <style:text-properties style:text-position="0% 100%" officeooo:rsid="001cef32" style:font-name-asian="Nimbus Mono L" style:font-name-complex="Nimbus Mono L"/>
    </style:style>
    <style:style style:name="T46" style:family="text">
      <style:text-properties style:text-position="0% 100%" officeooo:rsid="001cef44" style:font-name-asian="Nimbus Mono L" style:font-name-complex="Nimbus Mono L"/>
    </style:style>
    <style:style style:name="T47" style:family="text">
      <style:text-properties style:text-position="0% 100%" officeooo:rsid="001da5e6" style:font-name-asian="Nimbus Mono L" style:font-name-complex="Nimbus Mono L"/>
    </style:style>
    <style:style style:name="T48" style:family="text">
      <style:text-properties style:text-position="0% 100%" officeooo:rsid="00233bba" style:font-name-asian="Nimbus Mono L" style:font-name-complex="Nimbus Mono L"/>
    </style:style>
    <style:style style:name="T49" style:family="text">
      <style:text-properties style:text-position="0% 100%" officeooo:rsid="000889c9" style:font-name-asian="Nimbus Mono L" style:font-name-complex="Nimbus Mono L"/>
    </style:style>
    <style:style style:name="T50" style:family="text">
      <style:text-properties style:text-position="0% 100%" officeooo:rsid="002553bc" style:font-name-asian="Nimbus Mono L" style:font-name-complex="Nimbus Mono L"/>
    </style:style>
    <style:style style:name="T51" style:family="text">
      <style:text-properties style:text-position="0% 100%" officeooo:rsid="001d7fe7" style:font-name-asian="Nimbus Mono L" style:font-name-complex="Nimbus Mono L"/>
    </style:style>
    <style:style style:name="T52" style:family="text">
      <style:text-properties style:text-position="0% 100%" officeooo:rsid="002bfc6a" style:font-name-asian="Nimbus Mono L" style:font-name-complex="Nimbus Mono L"/>
    </style:style>
    <style:style style:name="T53" style:family="text">
      <style:text-properties style:text-position="0% 100%" officeooo:rsid="0005d473" style:font-name-asian="Nimbus Mono L" style:font-name-complex="Nimbus Mono L"/>
    </style:style>
    <style:style style:name="T54" style:family="text">
      <style:text-properties style:text-position="0% 100%" officeooo:rsid="000889c9"/>
    </style:style>
    <style:style style:name="T55" style:family="text">
      <style:text-properties style:text-position="0% 100%" officeooo:rsid="000f0d3b"/>
    </style:style>
    <style:style style:name="T56" style:family="text">
      <style:text-properties style:text-position="0% 100%" officeooo:rsid="000f0492"/>
    </style:style>
    <style:style style:name="T57" style:family="text">
      <style:text-properties style:text-position="0% 100%" officeooo:rsid="00101798"/>
    </style:style>
    <style:style style:name="T58" style:family="text">
      <style:text-properties officeooo:rsid="000f0492"/>
    </style:style>
    <style:style style:name="T59" style:family="text">
      <style:text-properties officeooo:rsid="000f0d3b"/>
    </style:style>
    <style:style style:name="T60" style:family="text">
      <style:text-properties officeooo:rsid="001d7fe7"/>
    </style:style>
    <style:style style:name="T61" style:family="text">
      <style:text-properties officeooo:rsid="002553bc"/>
    </style:style>
    <style:style style:name="T62" style:family="text">
      <style:text-properties officeooo:rsid="002d72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RSO:<text:tab/><text:tab/>Bacharelado em Sistemas de Informação</text:p>
      <text:p text:style-name="P5">DISCIPLINA:<text:tab/>Banco de Dados 2</text:p>
      <text:p text:style-name="P6">PERÍODO:<text:tab/><text:tab/>2016-2</text:p>
      <text:p text:style-name="P5">PROFESSOR:<text:tab/>Dory Gonzaga Rodrigues</text:p>
      <text:p text:style-name="P5">ALUNO:<text:tab/><text:tab/>João Manoel Leite Ribeiro Nogueira</text:p>
      <text:p text:style-name="P5"/>
      <text:p text:style-name="P7"/>
      <text:p text:style-name="P7">TRABALHO 01</text:p>
      <text:p text:style-name="P5"/>
      <text:p text:style-name="P1"/>
      <text:p text:style-name="P1">Escreva a expressão da álgebra relacional e o comando SQL para cada um dos itens:</text:p>
      <text:p text:style-name="P4"/>
      <text:p text:style-name="P4">1) Projete o nom_alu da relação Aluno.</text:p>
      <text:p text:style-name="P14"/>
      <text:p text:style-name="P47">Álgebra relacional:</text:p>
      <text:p text:style-name="P47"/>
      <text:p text:style-name="P16"><text:span text:style-name="T20"><text:tab/></text:span><text:span text:style-name="T19">π</text:span> <text:span text:style-name="T35">nom_alu</text:span> (<text:span text:style-name="T3">a</text:span>luno<text:span text:style-name="T3">s</text:span>)</text:p>
      <text:p text:style-name="P17"/>
      <text:p text:style-name="P29">SQL:</text:p>
      <text:p text:style-name="P29"/>
      <text:p text:style-name="P29"><text:tab/>SELECT nom_alu FROM <text:span text:style-name="T4">alunos;</text:span></text:p>
      <text:p text:style-name="P10"/>
      <text:p text:style-name="P2">2) Realize a união das Relações Alunos e Professores, projetando as respectivas chaves primárias (PK) e os nomes.</text:p>
      <text:p text:style-name="P15"/>
      <text:p text:style-name="P48">Álgebra relacional:</text:p>
      <text:p text:style-name="P48"/>
      <text:p text:style-name="P28"><text:span text:style-name="T20"><text:tab/></text:span><text:span text:style-name="T19">π</text:span><text:span text:style-name="T49"> </text:span><text:span text:style-name="T54">mat_alu, nom_alu <text:tab/></text:span>(<text:span text:style-name="T3">a</text:span>luno<text:span text:style-name="T3">s </text:span><text:span text:style-name="T33">⋃</text:span><text:span text:style-name="T20"> </text:span><text:span text:style-name="T21">professores)</text:span></text:p>
      <text:p text:style-name="P59"><text:span text:style-name="T21"><text:tab/></text:span></text:p>
      <text:p text:style-name="P59"><text:span text:style-name="T21"><text:tab/></text:span><text:span text:style-name="T32">OBS:</text:span></text:p>
      <text:p text:style-name="P59"><text:tab/><text:tab/><text:span text:style-name="T62">alunos </text:span><text:span text:style-name="T33">⋃</text:span><text:span text:style-name="T20"> </text:span><text:span text:style-name="T21">professores </text:span><text:span text:style-name="T32">= {mat_alu, nom_alu}</text:span></text:p>
      <text:p text:style-name="P59"><text:span text:style-name="T32"><text:tab/><text:tab/>Dom(mat_alu) = Dom(cod_prof)</text:span></text:p>
      <text:p text:style-name="P59"><text:tab/><text:tab/><text:span text:style-name="T32">Dom(nom_alu) = Dom(nom_prof)</text:span></text:p>
      <text:p text:style-name="P59"><text:span text:style-name="T32"/></text:p>
      <text:p text:style-name="P30">SQL:</text:p>
      <text:p text:style-name="P30"/>
      <text:p text:style-name="P40"><text:tab/>SELECT <text:span text:style-name="T36">mat_alu, nom_alu </text:span><text:span text:style-name="T52">FROM alunos</text:span></text:p>
      <text:p text:style-name="P40"><text:span text:style-name="T36"><text:tab/></text:span><text:span text:style-name="T52">UNION</text:span></text:p>
      <text:p text:style-name="P62"><text:span text:style-name="T36"><text:tab/>SELECT </text:span><text:span text:style-name="T53">cod_prof, nom_pro</text:span><text:span text:style-name="T54">f </text:span><text:span text:style-name="T3">FROM professores;</text:span></text:p>
      <text:p text:style-name="P62"/>
      <text:p text:style-name="P62"/>
      <text:p text:style-name="P62"/>
      <text:p text:style-name="P62"/>
      <text:p text:style-name="P3"><text:soft-page-break/>3) Realize o produto cartesiano de Turmas e Professores, aplicando a seleção da turma '10E' projetando o código da turma, ano, semestre e os nomes dos professores desta turma.</text:p>
      <text:p text:style-name="P18"/>
      <text:p text:style-name="P49">Álgebra relacional:</text:p>
      <text:p text:style-name="P49"/>
      <text:p text:style-name="P21"><text:span text:style-name="T20"><text:tab/></text:span><text:span text:style-name="T19">π</text:span></text:p>
      <text:p text:style-name="P28"><text:span text:style-name="T40"><text:tab/><text:tab/></text:span><text:span text:style-name="T56">turma</text:span><text:span text:style-name="T54">, </text:span><text:span text:style-name="T56">ano, semestre, </text:span><text:span text:style-name="T54">nom_prof</text:span></text:p>
      <text:p text:style-name="P28"><text:span text:style-name="T54"><text:tab/></text:span><text:span text:style-name="T58">(</text:span><text:span text:style-name="T21">σ</text:span></text:p>
      <text:p text:style-name="P28"><text:span text:style-name="T41"><text:tab/><text:tab/></text:span><text:span text:style-name="T40">(turma='10E' AND turmas.cod_prof=professores.cod_prof)</text:span><text:span text:style-name="T21"> <text:tab/><text:tab/></text:span>(<text:span text:style-name="T58">turmas </text:span><text:span text:style-name="T34">X</text:span><text:span text:style-name="T20"> </text:span><text:span text:style-name="T21">professores)</text:span></text:p>
      <text:p text:style-name="P28"><text:span text:style-name="T21"><text:tab/></text:span><text:span text:style-name="T22">)</text:span></text:p>
      <text:p text:style-name="P31"/>
      <text:p text:style-name="P31">SQL:</text:p>
      <text:p text:style-name="P31"/>
      <text:p text:style-name="P31"><text:tab/><text:span text:style-name="T59">SELECT</text:span></text:p>
      <text:p text:style-name="P32"><text:span text:style-name="T36"><text:tab/><text:tab/></text:span><text:span text:style-name="T37">t.</text:span><text:span text:style-name="T36">turma, </text:span><text:span text:style-name="T37">t.</text:span><text:span text:style-name="T36">ano, </text:span><text:span text:style-name="T37">t.</text:span><text:span text:style-name="T36">semestre, </text:span><text:span text:style-name="T37">p.</text:span><text:span text:style-name="T36">nom_prof </text:span></text:p>
      <text:p text:style-name="P31"><text:span text:style-name="T54"><text:tab/></text:span><text:span text:style-name="T55">FROM</text:span></text:p>
      <text:p text:style-name="P55"><text:tab/><text:tab/>turmas t, professores p</text:p>
      <text:p text:style-name="P55"><text:tab/>WHERE</text:p>
      <text:p text:style-name="P55"><text:tab/><text:tab/>t.turma='10E' AND t.cod_prof=p.cod_prof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4) Realize o produto cartesiano de turmas, disciplinas e professores, selecionando as disciplinas com "cod_disc" igual ao do campo de mesmo nome na tabela turma e o "cod_prof" igual ao campo da tabela turmas. Projete os códigos das turmas, os nomes das disciplinas e os nomes dos professores.</text:p>
      <text:p text:style-name="P3"/>
      <text:p text:style-name="P50">Álgebra relacional:</text:p>
      <text:p text:style-name="P50"/>
      <text:p text:style-name="P21"><text:span text:style-name="T20"><text:tab/></text:span><text:span text:style-name="T19">π</text:span></text:p>
      <text:p text:style-name="P27"><text:span text:style-name="T40"><text:tab/><text:tab/></text:span><text:span text:style-name="T56">turma</text:span><text:span text:style-name="T54">, </text:span><text:span text:style-name="T57">nom_disc</text:span><text:span text:style-name="T56">, </text:span><text:span text:style-name="T54">nom_prof</text:span></text:p>
      <text:p text:style-name="P27"><text:span text:style-name="T54"><text:tab/></text:span><text:span text:style-name="T58">(</text:span><text:span text:style-name="T21">σ</text:span></text:p>
      <text:p text:style-name="P27"><text:span text:style-name="T2"><text:tab/><text:tab/></text:span><text:span text:style-name="T40">(</text:span></text:p>
      <text:p text:style-name="P27"><text:span text:style-name="T40"><text:tab/><text:tab/> <text:s/></text:span><text:span text:style-name="T39">disciplinas.cod_disc=</text:span><text:span text:style-name="T40">turma</text:span><text:span text:style-name="T39">s.cod_disc </text:span><text:span text:style-name="T42">AND</text:span></text:p>
      <text:p text:style-name="P27"><text:span text:style-name="T39"><text:tab/><text:tab/> <text:s/></text:span><text:span text:style-name="T40">turmas.cod_prof=professores.cod_prof</text:span></text:p>
      <text:p text:style-name="P63"><text:tab/><text:tab/>)</text:p>
      <text:p text:style-name="P21"><text:span text:style-name="T41"><text:tab/><text:tab/></text:span>(<text:span text:style-name="T58">turmas </text:span><text:span text:style-name="T34">X</text:span><text:span text:style-name="T20"> </text:span><text:span text:style-name="T23">disciplinas X </text:span><text:span text:style-name="T21">professores)</text:span></text:p>
      <text:p text:style-name="P19"><text:span text:style-name="T21"><text:tab/></text:span><text:span text:style-name="T22">)</text:span></text:p>
      <text:p text:style-name="P33"/>
      <text:p text:style-name="P33">SQL:</text:p>
      <text:p text:style-name="P33"/>
      <text:p text:style-name="P33"><text:tab/><text:span text:style-name="T59">SELECT</text:span></text:p>
      <text:p text:style-name="P33"><text:span text:style-name="T36"><text:tab/><text:tab/></text:span><text:span text:style-name="T39">t.</text:span><text:span text:style-name="T38">turma, </text:span><text:span text:style-name="T39">d.</text:span><text:span text:style-name="T38">nom_disc, </text:span><text:span text:style-name="T39">p.</text:span><text:span text:style-name="T38">nom_prof </text:span><text:span text:style-name="T36"><text:s/></text:span></text:p>
      <text:p text:style-name="P33"><text:span text:style-name="T54"><text:tab/></text:span><text:span text:style-name="T55">FROM</text:span></text:p>
      <text:p text:style-name="P56"><text:tab/><text:tab/>turmas t, disciplinas d, professores p</text:p>
      <text:p text:style-name="P56"><text:tab/>WHERE</text:p>
      <text:p text:style-name="P33"><text:span text:style-name="T4"><text:tab/><text:tab/>d</text:span><text:span text:style-name="T39">.cod_disc=</text:span><text:span text:style-name="T40">t.</text:span><text:span text:style-name="T39">cod_disc </text:span><text:span text:style-name="T40">AND t.cod_prof=p.cod_pro</text:span><text:span text:style-name="T39">f;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5) Aplique o produto cartesiano entre disciplinas, currículos e cursos, selecione as disciplinas e os cursos com mesmos códigos em currículos desde que seja do curso de "Sistema de Informação". Depois realize a projeção do nome do curso, dos períodos e das disciplinas. Ordene pelo período e por disciplina;</text:p>
      <text:p text:style-name="P11"/>
      <text:p text:style-name="P20"><text:span text:style-name="T20">Álgebra </text:span><text:span text:style-name="T31">R</text:span><text:span text:style-name="T20">elacional:</text:span></text:p>
      <text:p text:style-name="P51"/>
      <text:p text:style-name="P25"><text:span text:style-name="T20"><text:tab/></text:span><text:span text:style-name="T1">τ</text:span></text:p>
      <text:p text:style-name="P53"><text:tab/><text:tab/>periodo ASC, nom_disc ASC</text:p>
      <text:p text:style-name="P27"><text:span text:style-name="T30"><text:tab/>(</text:span><text:span text:style-name="T19">π</text:span></text:p>
      <text:p text:style-name="P27"><text:span text:style-name="T19"><text:tab/><text:tab/></text:span><text:span text:style-name="T28">nom_curso, periodo, nom_disc</text:span></text:p>
      <text:p text:style-name="P27"><text:span text:style-name="T28"><text:tab/></text:span><text:span text:style-name="T58">(</text:span><text:span text:style-name="T21">σ</text:span></text:p>
      <text:p text:style-name="P28"><text:span text:style-name="T21"><text:tab/><text:tab/></text:span><text:span text:style-name="T25">(</text:span></text:p>
      <text:p text:style-name="P54"><text:tab/><text:tab/> <text:s/>disciplinas.cod_disc=curriculos.cod_disc AND</text:p>
      <text:p text:style-name="P23"><text:span text:style-name="T25"><text:tab/><text:tab/> <text:s/></text:span><text:span text:style-name="T26">cursos.cod_curso= </text:span><text:span text:style-name="T25">curriculos.</text:span><text:span text:style-name="T26">cod_curso AND</text:span></text:p>
      <text:p text:style-name="P45"><text:span text:style-name="T10"><text:tab/><text:tab/> <text:s/></text:span><text:span text:style-name="T11">cursos.nom_curso=</text:span><text:span text:style-name="T10">'Sistema de Informação'</text:span></text:p>
      <text:p text:style-name="P45"><text:span text:style-name="T10"><text:tab/><text:tab/></text:span><text:span text:style-name="T12">)</text:span></text:p>
      <text:p text:style-name="P22"><text:span text:style-name="T2"><text:tab/><text:tab/></text:span>(<text:span text:style-name="T23">disciplinas X </text:span><text:span text:style-name="T24">curriculos</text:span><text:span text:style-name="T23"> </text:span><text:span text:style-name="T24">X cursos</text:span><text:span text:style-name="T21">)</text:span></text:p>
      <text:p text:style-name="P20"><text:span text:style-name="T21"><text:tab/></text:span><text:span text:style-name="T22">)</text:span><text:span text:style-name="T30">)</text:span></text:p>
      <text:p text:style-name="P34"/>
      <text:p text:style-name="P34">SQL:</text:p>
      <text:p text:style-name="P34"/>
      <text:p text:style-name="P34"><text:tab/><text:span text:style-name="T59">SELECT</text:span></text:p>
      <text:p text:style-name="P34"><text:span text:style-name="T36"><text:tab/><text:tab/> </text:span><text:span text:style-name="T43">c2.nom_curso, c1.periodo, d.nom_disc</text:span></text:p>
      <text:p text:style-name="P34"><text:span text:style-name="T54"><text:tab/></text:span><text:span text:style-name="T55">FROM</text:span></text:p>
      <text:p text:style-name="P57"><text:tab/><text:tab/>disciplinas d, curriculos c1, cursos c2</text:p>
      <text:p text:style-name="P57"><text:tab/>WHERE</text:p>
      <text:p text:style-name="P34"><text:tab/><text:tab/><text:span text:style-name="T25">d.cod_disc=c</text:span><text:span text:style-name="T28">1</text:span><text:span text:style-name="T25">.cod_disc AND</text:span></text:p>
      <text:p text:style-name="P24"><text:span text:style-name="T25"><text:tab/><text:tab/></text:span><text:span text:style-name="T26">c</text:span><text:span text:style-name="T28">2</text:span><text:span text:style-name="T26">.cod_curso= </text:span><text:span text:style-name="T25">c</text:span><text:span text:style-name="T28">1</text:span><text:span text:style-name="T25">.</text:span><text:span text:style-name="T26">cod_curso AND</text:span></text:p>
      <text:p text:style-name="P34"><text:span text:style-name="T26"><text:tab/><text:tab/></text:span><text:span text:style-name="T27">c</text:span><text:span text:style-name="T28">2</text:span><text:span text:style-name="T27">.nom_curso=</text:span><text:span text:style-name="T26">'Sistema de Informação'</text:span></text:p>
      <text:p text:style-name="P34"><text:span text:style-name="T26"><text:tab/></text:span><text:span text:style-name="T29">ORDER BY c1.periodo </text:span><text:span text:style-name="T30">ASC</text:span><text:span text:style-name="T29">, d.nom_disc </text:span><text:span text:style-name="T30">ASC</text:span><text:span text:style-name="T29">;</text:span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4"/>
      <text:p text:style-name="P1"><text:soft-page-break/>6) Monte um resultado que represente o boletim da turma "52A" para a disciplina "Banco de Dados". Deve ser projetado o nome do aluno, o código da disciplina, o ano, semestre, as notas e a média das notas por aluno.</text:p>
      <text:p text:style-name="P8"/>
      <text:p text:style-name="P26"><text:span text:style-name="T20">Álgebra </text:span><text:span text:style-name="T31">R</text:span><text:span text:style-name="T20">elacional:</text:span></text:p>
      <text:p text:style-name="P52"/>
      <text:p text:style-name="P26"><text:span text:style-name="T20"><text:tab/></text:span><text:span text:style-name="T19">π</text:span></text:p>
      <text:p text:style-name="P39"><text:span text:style-name="T36"><text:tab/><text:tab/></text:span><text:span text:style-name="T44">a</text:span><text:span text:style-name="T50">lunos</text:span><text:span text:style-name="T43">.nom_</text:span><text:span text:style-name="T44">alu</text:span><text:span text:style-name="T43">, </text:span><text:span text:style-name="T47">d</text:span><text:span text:style-name="T50">isciplinas</text:span><text:span text:style-name="T43">.</text:span><text:span text:style-name="T44">cod</text:span><text:span text:style-name="T43">_disc,</text:span></text:p>
      <text:p text:style-name="P39"><text:span text:style-name="T43"><text:tab/><text:tab/></text:span><text:span text:style-name="T51">t</text:span><text:span text:style-name="T50">urmas_matriculadas</text:span><text:span text:style-name="T44">.ano,</text:span></text:p>
      <text:p text:style-name="P39"><text:span text:style-name="T44"><text:tab/><text:tab/></text:span><text:span text:style-name="T51">t</text:span><text:span text:style-name="T50">urmas_matriculadas</text:span><text:span text:style-name="T44">.semestre,</text:span></text:p>
      <text:p text:style-name="P39"><text:span text:style-name="T44"><text:tab/><text:tab/></text:span><text:span text:style-name="T51">t</text:span><text:span text:style-name="T50">urmas_matriculadas</text:span><text:span text:style-name="T44">.</text:span><text:span text:style-name="T45">nota_1,</text:span></text:p>
      <text:p text:style-name="P39"><text:span text:style-name="T45"><text:tab/><text:tab/></text:span><text:span text:style-name="T51">t</text:span><text:span text:style-name="T50">urmas_matriculadas</text:span><text:span text:style-name="T45">.nota_2,</text:span></text:p>
      <text:p text:style-name="P39"><text:span text:style-name="T45"><text:tab/><text:tab/></text:span><text:span text:style-name="T51">t</text:span><text:span text:style-name="T50">urmas_matriculadas</text:span><text:span text:style-name="T45">.nota_</text:span><text:span text:style-name="T50">3</text:span><text:span text:style-name="T45">,</text:span></text:p>
      <text:p text:style-name="P39"><text:span text:style-name="T45"><text:tab/><text:tab/></text:span><text:span text:style-name="T51">t</text:span><text:span text:style-name="T50">urmas_matriculadas</text:span><text:span text:style-name="T45">.nota_</text:span><text:span text:style-name="T50">4</text:span><text:span text:style-name="T45">,</text:span></text:p>
      <text:p text:style-name="P39"><text:span text:style-name="T45"><text:tab/><text:tab/></text:span><text:span text:style-name="T48">(</text:span></text:p>
      <text:p text:style-name="P39"><text:span text:style-name="T48"><text:tab/></text:span><text:span text:style-name="T45"><text:tab/><text:tab/></text:span><text:span text:style-name="T51">t</text:span><text:span text:style-name="T50">urmas_matriculadas</text:span><text:span text:style-name="T45">.nota_</text:span><text:span text:style-name="T50">1</text:span><text:span text:style-name="T45"> </text:span><text:span text:style-name="T50">+</text:span></text:p>
      <text:p text:style-name="P39"><text:span text:style-name="T48"><text:tab/></text:span><text:span text:style-name="T45"><text:tab/><text:tab/></text:span><text:span text:style-name="T51">t</text:span><text:span text:style-name="T50">urmas_matriculadas</text:span><text:span text:style-name="T45">.nota_</text:span><text:span text:style-name="T50">2</text:span><text:span text:style-name="T45"> </text:span><text:span text:style-name="T50">+</text:span></text:p>
      <text:p text:style-name="P39"><text:span text:style-name="T48"><text:tab/></text:span><text:span text:style-name="T45"><text:tab/><text:tab/></text:span><text:span text:style-name="T51">t</text:span><text:span text:style-name="T50">urmas_matriculadas</text:span><text:span text:style-name="T45">.nota_</text:span><text:span text:style-name="T50">3</text:span><text:span text:style-name="T45"> </text:span><text:span text:style-name="T50">+</text:span></text:p>
      <text:p text:style-name="P39"><text:span text:style-name="T48"><text:tab/></text:span><text:span text:style-name="T45"><text:tab/><text:tab/></text:span><text:span text:style-name="T51">t</text:span><text:span text:style-name="T50">urmas_matriculadas</text:span><text:span text:style-name="T45">.nota_</text:span><text:span text:style-name="T50">4</text:span></text:p>
      <text:p text:style-name="P39"><text:span text:style-name="T45"><text:tab/><text:tab/></text:span><text:span text:style-name="T50">) / 4 </text:span><text:span text:style-name="T48">AS </text:span><text:span text:style-name="T50">'</text:span><text:span text:style-name="T48">Mé</text:span><text:span text:style-name="T46">dia</text:span><text:span text:style-name="T50">'</text:span></text:p>
      <text:p text:style-name="P26"><text:span text:style-name="T28"><text:tab/></text:span><text:span text:style-name="T58">(</text:span><text:span text:style-name="T21">σ</text:span></text:p>
      <text:p text:style-name="P44"><text:span text:style-name="T8"><text:tab/><text:tab/></text:span><text:span text:style-name="T12">(</text:span></text:p>
      <text:p text:style-name="P44"><text:span text:style-name="T7"><text:tab/><text:tab/> <text:s/></text:span><text:span text:style-name="T17">t</text:span><text:span text:style-name="T18">urmas_matriculadas</text:span><text:span text:style-name="T17">.turma='52A' AND</text:span></text:p>
      <text:p text:style-name="P44"><text:span text:style-name="T12"><text:tab/><text:tab/> <text:s/></text:span><text:span text:style-name="T14">d</text:span><text:span text:style-name="T18">isciplinas</text:span><text:span text:style-name="T14">.nom_disc='BANCO DE DADOS' AND</text:span></text:p>
      <text:p text:style-name="P44"><text:span text:style-name="T14"><text:tab/><text:tab/> <text:s/>d</text:span><text:span text:style-name="T18">isciplinas</text:span><text:span text:style-name="T14">.cod_disc=</text:span><text:span text:style-name="T17">t</text:span><text:span text:style-name="T18">urmas_matriculadas</text:span><text:span text:style-name="T14">.cod_disc AND</text:span></text:p>
      <text:p text:style-name="P44"><text:span text:style-name="T14"><text:tab/><text:tab/> <text:s/></text:span><text:span text:style-name="T16">a</text:span><text:span text:style-name="T18">lunos</text:span><text:span text:style-name="T16">.mat_alu=</text:span><text:span text:style-name="T17">t</text:span><text:span text:style-name="T18">urmas_matriculadas</text:span><text:span text:style-name="T16">.mat_alu;</text:span></text:p>
      <text:p text:style-name="P44"><text:span text:style-name="T16"><text:tab/><text:tab/></text:span><text:span text:style-name="T12">)</text:span></text:p>
      <text:p text:style-name="P26"><text:span text:style-name="T2"><text:tab/><text:tab/></text:span>(<text:span text:style-name="T61">alunos X </text:span><text:span text:style-name="T23">disciplinas X </text:span><text:span text:style-name="T31">turmas_matriculadas</text:span><text:span text:style-name="T21">)</text:span></text:p>
      <text:p text:style-name="P26"><text:span text:style-name="T21"><text:tab/></text:span><text:span text:style-name="T22">)</text:span></text:p>
      <text:p text:style-name="P9"/>
      <text:p text:style-name="P35">SQL:</text:p>
      <text:p text:style-name="P35"/>
      <text:p text:style-name="P35"><text:tab/><text:span text:style-name="T59">SELECT</text:span></text:p>
      <text:p text:style-name="P36"><text:span text:style-name="T36"><text:tab/><text:tab/></text:span><text:span text:style-name="T44">a</text:span><text:span text:style-name="T43">.nom_</text:span><text:span text:style-name="T44">alu</text:span><text:span text:style-name="T43">, </text:span><text:span text:style-name="T47">d</text:span><text:span text:style-name="T43">.</text:span><text:span text:style-name="T44">cod</text:span><text:span text:style-name="T43">_disc, </text:span><text:span text:style-name="T44">t.ano, t.semestre,</text:span></text:p>
      <text:p text:style-name="P38"><text:span text:style-name="T44"><text:tab/><text:tab/>t.</text:span><text:span text:style-name="T45">nota_1, t.nota_2, t.nota_3, t.nota_4,</text:span></text:p>
      <text:p text:style-name="P38"><text:span text:style-name="T45"><text:tab/><text:tab/></text:span><text:span text:style-name="T48">(</text:span><text:span text:style-name="T44">t.</text:span><text:span text:style-name="T45">nota_1 </text:span><text:span text:style-name="T48">+ </text:span><text:span text:style-name="T45">t.nota_2 </text:span><text:span text:style-name="T48">+ </text:span><text:span text:style-name="T45">t.nota_3 </text:span><text:span text:style-name="T48">+ </text:span><text:span text:style-name="T45">t.nota_4</text:span><text:span text:style-name="T48">) / 4 AS Mé</text:span><text:span text:style-name="T46">dia</text:span></text:p>
      <text:p text:style-name="P35"><text:span text:style-name="T54"><text:tab/></text:span><text:span text:style-name="T55">FROM</text:span></text:p>
      <text:p text:style-name="P41"><text:span text:style-name="T5"><text:tab/><text:tab/>alunos a, </text:span><text:span text:style-name="T6">disciplinas d, </text:span><text:span text:style-name="T9">turmas_matriculadas </text:span><text:span text:style-name="T13">t</text:span></text:p>
      <text:p text:style-name="P58"><text:tab/>WHERE</text:p>
      <text:p text:style-name="P37"><text:tab/><text:tab/><text:span text:style-name="T60">t.turma='52A' AND</text:span></text:p>
      <text:p text:style-name="P42"><text:span text:style-name="T12"><text:tab/><text:tab/></text:span><text:span text:style-name="T14">d.nom_disc='BANCO DE DADOS' AND</text:span></text:p>
      <text:p text:style-name="P42"><text:span text:style-name="T14"><text:tab/><text:tab/></text:span><text:span text:style-name="T15">d</text:span><text:span text:style-name="T14">.cod_disc=</text:span><text:span text:style-name="T15">t</text:span><text:span text:style-name="T14">.cod_disc AND</text:span></text:p>
      <text:p text:style-name="P43"><text:span text:style-name="T14"><text:tab/><text:tab/></text:span><text:span text:style-name="T16">a.mat_alu=t.mat_alu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05:01:40.725777447</dc:date>
    <meta:editing-duration>PT3H13M14S</meta:editing-duration>
    <meta:editing-cycles>38</meta:editing-cycles>
    <meta:generator>LibreOffice/4.3.3.2$Linux_ARM_EABI LibreOffice_project/430m0$Build-2</meta:generator>
    <meta:document-statistic meta:table-count="0" meta:image-count="0" meta:object-count="0" meta:page-count="5" meta:paragraph-count="118" meta:word-count="473" meta:character-count="3767" meta:non-whitespace-character-count="3227"/>
  </office:meta>
</office:document-meta>
</file>